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f711" officeooo:paragraph-rsid="0003f711"/>
    </style:style>
    <style:style style:name="P2" style:family="paragraph" style:parent-style-name="Standard">
      <style:text-properties officeooo:rsid="0003f711" officeooo:paragraph-rsid="000d83ba"/>
    </style:style>
    <style:style style:name="P3" style:family="paragraph" style:parent-style-name="Standard">
      <style:text-properties officeooo:rsid="0006d76a" officeooo:paragraph-rsid="0008d677"/>
    </style:style>
    <style:style style:name="P4" style:family="paragraph" style:parent-style-name="Standard">
      <style:text-properties officeooo:rsid="0006d76a" officeooo:paragraph-rsid="0009bae8"/>
    </style:style>
    <style:style style:name="P5" style:family="paragraph" style:parent-style-name="Standard">
      <style:text-properties officeooo:rsid="0006d76a" officeooo:paragraph-rsid="000b40c2"/>
    </style:style>
    <style:style style:name="P6" style:family="paragraph" style:parent-style-name="Standard">
      <style:text-properties officeooo:rsid="0006d76a" officeooo:paragraph-rsid="000d6771"/>
    </style:style>
    <style:style style:name="P7" style:family="paragraph" style:parent-style-name="Standard">
      <style:text-properties officeooo:rsid="000a6bbb" officeooo:paragraph-rsid="000a6bbb"/>
    </style:style>
    <style:style style:name="P8" style:family="paragraph" style:parent-style-name="Standard">
      <style:text-properties officeooo:rsid="000c6869" officeooo:paragraph-rsid="000c6869"/>
    </style:style>
    <style:style style:name="P9" style:family="paragraph" style:parent-style-name="Standard">
      <style:text-properties officeooo:rsid="000c6869" officeooo:paragraph-rsid="000d6771"/>
    </style:style>
    <style:style style:name="P10" style:family="paragraph" style:parent-style-name="Standard">
      <style:text-properties officeooo:rsid="000d6771" officeooo:paragraph-rsid="000d6771"/>
    </style:style>
    <style:style style:name="P11" style:family="paragraph" style:parent-style-name="Standard">
      <style:text-properties officeooo:rsid="0013356c" officeooo:paragraph-rsid="0003f711"/>
    </style:style>
    <style:style style:name="P12" style:family="paragraph" style:parent-style-name="Heading_20_1">
      <style:text-properties officeooo:rsid="0003f711" officeooo:paragraph-rsid="0003f711"/>
    </style:style>
    <style:style style:name="P13" style:family="paragraph" style:parent-style-name="Standard" style:list-style-name="L1">
      <style:text-properties officeooo:rsid="0003f711" officeooo:paragraph-rsid="0010188c"/>
    </style:style>
    <style:style style:name="T1" style:family="text">
      <style:text-properties officeooo:rsid="0006d76a"/>
    </style:style>
    <style:style style:name="T2" style:family="text">
      <style:text-properties officeooo:rsid="0008d677"/>
    </style:style>
    <style:style style:name="T3" style:family="text">
      <style:text-properties officeooo:rsid="000a6bbb"/>
    </style:style>
    <style:style style:name="T4" style:family="text">
      <style:text-properties officeooo:rsid="000d6771"/>
    </style:style>
    <style:style style:name="T5" style:family="text">
      <style:text-properties officeooo:rsid="000d83b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<text:span text:style-name="Strong_20_Emphasis">Udacity Self-Driving Car Enginer Nanodegree - </text:span><text:span text:style-name="Strong_20_Emphasis"><text:span text:style-name="Emphasis">PID Control Project</text:span></text:span></text:h>
      <text:p text:style-name="P1"/>
      <text:p text:style-name="P1"/>
      <text:p text:style-name="P1"><text:span text:style-name="T1">1. </text:span>Describe the effect each of the P, I, D components had in your implementation.</text:p>
      <text:p text:style-name="P1"/>
      <text:p text:style-name="P3">First </text:p>
      <text:p text:style-name="P4"><text:s/>I test KP: <text:s/>0.2 <text:span text:style-name="T2">KI:0.0 KD:0.0 . Simulator is <text:s/>gradually <text:s/>big oscillation slowly.</text:span></text:p>
      <text:p text:style-name="P4"><text:s/><text:span text:style-name="T3">I think P parameter observe fast target value.</text:span></text:p>
      <text:p text:style-name="P7">Second</text:p>
      <text:p text:style-name="P5">I test KP: <text:s/>0.2 <text:span text:style-name="T2">KI:0.004 KD:0.0. <text:s/>Simulator is <text:s text:c="2"/>big oscillation fastly.</text:span></text:p>
      <text:p text:style-name="P8">I think I parameter tend to keep all previous ctes. <text:span text:style-name="T4">Because I is integral. </text:span><text:s/></text:p>
      <text:p text:style-name="P8"/>
      <text:p text:style-name="P10">Thrid</text:p>
      <text:p text:style-name="P6">I test KP: <text:s/>0.2 <text:span text:style-name="T2">KI:0.004 KD:3.0. <text:s/>Simulator is <text:s/>very good enough track.</text:span></text:p>
      <text:p text:style-name="P9">I think <text:span text:style-name="T5">D</text:span> parameter <text:span text:style-name="T5">effect smooth. Because it is <text:s/>difference previous cte and current cte. </text:span></text:p>
      <text:p text:style-name="P1"/>
      <text:p text:style-name="P1"/>
      <text:p text:style-name="P1"/>
      <text:p text:style-name="P1"><text:span text:style-name="T5">2. </text:span>Describe how the final hyperparameters were chosen.</text:p>
      <text:p text:style-name="P2"><text:s text:c="3"/><text:span text:style-name="T5">First I get manual tuning <text:s/>KP: <text:s/>0.2 KI:0.004 KD:3.0. </text:span></text:p>
      <text:list xml:id="list5564609767336402182" text:style-name="L1">
        <text:list-item>
          <text:p text:style-name="P13"><text:span text:style-name="T5">and then I run twiddle. Iteration <text:s/>514 converge. But parameter value do not change <text:s/>KP: <text:s/>0.2 KI:0.004 KD:3.0.</text:span></text:p>
        </text:list-item>
      </text:list>
      <text:p text:style-name="P1"/>
      <text:p text:style-name="P1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01:23:45.848733324</meta:creation-date>
    <dc:date>2018-01-02T23:05:04.253680294</dc:date>
    <meta:editing-duration>PT30M21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2" meta:paragraph-count="14" meta:word-count="136" meta:character-count="822" meta:non-whitespace-character-count="675"/>
  </office:meta>
</office:document-meta>
</file>